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dFieldsWriterPerField.processFields( Fieldable [ ] fields , int 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oredFieldsWriterPerField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dFieldsWriterPerField.StoredFieldsWriterPerField( StoredFieldsWriterPerThread perThread ,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